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00c5db" officeooo:paragraph-rsid="00017daf"/>
    </style:style>
    <style:style style:name="T1" style:family="text">
      <style:text-properties officeooo:rsid="00017da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te <text:span text:style-name="T1">ESCOLA</text:span></text:p>
      <text:p text:style-name="P1"><text:span text:style-name="T1">Escola</text:span> Estadual do Campo <text:span text:style-name="T1">Linha Aparecida</text:span> – <text:span text:style-name="T1">MULTIANOS</text:span></text:p>
      <text:p text:style-name="P1"><text:s/>Projeto: Incentivo à leitura e produções de poesias O objetivo do projeto é valorizar e incentivar a leitura de poesias, dentro e fora da escola e também contribuir para o desenvolvimento dos alun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4T19:41:15.913568117</meta:creation-date>
    <meta:editing-duration>PT5M2S</meta:editing-duration>
    <meta:editing-cycles>2</meta:editing-cycles>
    <meta:generator>LibreOffice/5.1.6.2$Linux_X86_64 LibreOffice_project/10m0$Build-2</meta:generator>
    <dc:date>2022-10-24T19:46:16.246829961</dc:date>
    <meta:document-statistic meta:table-count="0" meta:image-count="0" meta:object-count="0" meta:page-count="1" meta:paragraph-count="3" meta:word-count="42" meta:character-count="263" meta:non-whitespace-character-count="222"/>
  </office:meta>
</office:document-meta>
</file>